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6.374cm"/>
    </style:style>
    <style:style style:name="pr9" style:family="presentation" style:parent-style-name="oranssi-subtitle">
      <style:graphic-properties draw:fill="solid" draw:fill-color="#ffffff" draw:auto-grow-height="true" fo:min-height="6.353cm"/>
    </style:style>
    <style:style style:name="pr10" style:family="presentation" style:parent-style-name="oranssi-outline1">
      <style:graphic-properties draw:auto-grow-height="true" fo:min-height="13.867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3.911cm"/>
    </style:style>
    <style:style style:name="pr13" style:family="presentation" style:parent-style-name="oranssi-subtitle">
      <style:graphic-properties draw:fill="solid" draw:fill-color="#ffffff" draw:auto-grow-height="true" fo:min-height="3.852cm"/>
    </style:style>
    <style:style style:name="pr14" style:family="presentation" style:parent-style-name="oranssi-outline1">
      <style:graphic-properties draw:auto-grow-height="true" fo:min-height="15.499cm"/>
    </style:style>
    <style:style style:name="pr15" style:family="presentation" style:parent-style-name="oranssi-subtitle">
      <style:graphic-properties draw:fill="solid" draw:fill-color="#ffffff" draw:auto-grow-height="true" fo:min-height="5.158cm"/>
    </style:style>
    <style:style style:name="pr16" style:family="presentation" style:parent-style-name="oranssi-subtitle">
      <style:graphic-properties draw:fill="solid" draw:fill-color="#ffffff" draw:auto-grow-height="true" fo:min-height="8.963cm"/>
    </style:style>
    <style:style style:name="pr17" style:family="presentation" style:parent-style-name="oranssi-subtitle">
      <style:graphic-properties draw:fill="solid" draw:fill-color="#ffffff" draw:auto-grow-height="true" fo:min-height="10.698cm"/>
    </style:style>
    <style:style style:name="pr18" style:family="presentation" style:parent-style-name="oranssi-outline1">
      <style:graphic-properties draw:auto-grow-height="true" fo:min-height="2.019cm"/>
    </style:style>
    <style:style style:name="pr19" style:family="presentation" style:parent-style-name="oranssi-subtitle">
      <style:graphic-properties draw:fill="solid" draw:fill-color="#ffffff" draw:auto-grow-height="true" fo:min-height="2.96cm"/>
    </style:style>
    <style:style style:name="pr20" style:family="presentation" style:parent-style-name="oranssi-subtitle">
      <style:graphic-properties draw:fill="solid" draw:fill-color="#ffffff" draw:auto-grow-height="true" fo:min-height="2.928cm"/>
    </style:style>
    <style:style style:name="pr21" style:family="presentation" style:parent-style-name="oranssi-subtitle">
      <style:graphic-properties draw:fill="solid" draw:fill-color="#ffffff" draw:auto-grow-height="true" fo:min-height="6.899cm"/>
    </style:style>
    <style:style style:name="pr22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language="pt" fo:country="B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Nimbus Roman No9 L1" fo:font-size="22pt" fo:font-weight="normal" style:font-size-asian="22pt" style:font-weight-asian="normal" style:font-size-complex="22pt" style:font-weight-complex="normal"/>
    </style:style>
    <style:style style:name="T24" style:family="text">
      <style:text-properties style:font-name="Nimbus Roman No9 L1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FreeMono" fo:font-size="24pt" style:font-size-asian="24pt" style:font-size-complex="24pt"/>
    </style:style>
    <style:style style:name="T26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FreeMono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0000" style:font-name="FreeMono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FreeMono" fo:font-size="26pt" style:font-size-asian="26pt" style:font-size-complex="26pt"/>
    </style:style>
    <style:style style:name="T32" style:family="text">
      <style:text-properties style:font-name="FreeMono" fo:font-size="22pt" style:font-size-asian="22pt" style:font-size-complex="22pt"/>
    </style:style>
    <style:style style:name="T33" style:family="text">
      <style:text-properties fo:language="pt" fo:country="BR"/>
    </style:style>
    <style:style style:name="T34" style:family="text">
      <style:text-properties fo:font-size="28pt" fo:language="pt" fo:country="BR" style:font-size-asian="28pt" style:font-size-complex="28pt"/>
    </style:style>
    <style:style style:name="T35" style:family="text">
      <style:text-properties fo:font-size="26pt" fo:language="pt" fo:country="BR" style:font-size-asian="26pt" style:font-size-complex="26pt"/>
    </style:style>
    <style:style style:name="T36" style:family="text">
      <style:text-properties fo:font-size="22pt" fo:language="pt" fo:country="BR" style:font-size-asian="22pt" style:font-size-complex="22pt"/>
    </style:style>
    <style:style style:name="T37" style:family="text">
      <style:text-properties style:font-name="Courier" fo:font-size="26pt" fo:language="pt" fo:country="BR" style:font-size-asian="26pt" style:font-size-complex="26pt"/>
    </style:style>
    <style:style style:name="T38" style:family="text">
      <style:text-properties fo:color="#000000" style:font-name="Courier 10 Pitch" fo:font-size="20pt" fo:language="pt" fo:country="BR" style:font-size-asian="20pt" style:font-size-complex="20pt"/>
    </style:style>
    <style:style style:name="T39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9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101cm" svg:y="14.2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0.742cm" svg:y="14.2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8" draw:text-style-name="P6" xml:id="id27" draw:id="id27" draw:layer="layout" svg:width="9.416cm" svg:height="6.374cm" svg:x="1.001cm" svg:y="5.147cm">
          <draw:text-box>
            <text:p text:style-name="P5"><text:span text:style-name="T14">data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9"/></text:span><text:span text:style-name="T13">| Var String</text:span></text:p>
            <text:p text:style-name="P5"><text:span text:style-name="T14"><text:s text:c="2"/></text:span><text:span text:style-name="T14">deriving Show</text:span></text:p>
            <text:p text:style-name="P5"><text:span text:style-name="T15"/></text:p>
            <text:p text:style-name="P5"><text:span text:style-name="T14">-- 5 + i</text:span></text:p>
            <text:p text:style-name="P5"><text:span text:style-name="T14">e1 = Add (Num 5) (Var “i”)</text:span></text:p>
            <text:p text:style-name="P5"><text:span text:style-name="T14"/></text:p>
            <text:p text:style-name="P5"><text:span text:style-name="T14">main = print e1</text:span></text:p>
          </draw:text-box>
        </draw:frame>
        <draw:frame presentation:style-name="pr9" draw:text-style-name="P11" xml:id="id28" draw:id="id28" draw:layer="layout" svg:width="16.201cm" svg:height="6.353cm" svg:x="10.842cm" svg:y="5.202cm">
          <draw:text-box>
            <text:p text:style-name="P5"><text:span text:style-name="T13">consulta :: String -&gt; Int</text:span></text:p>
            <text:p text:style-name="P5"><text:span text:style-name="T13">consulta id = &lt;...&gt;</text:span><text:span text:style-name="T14"> -- retorna o valor de ID</text:span></text:p>
            <text:p text:style-name="P5"><text:span text:style-name="T14"/></text:p>
            <text:p text:style-name="P5"><text:span text:style-name="T14">avalia :: Exp -&gt; Int</text:span></text:p>
            <text:p text:style-name="P5"><text:span text:style-name="T14">avalia (Num v) <text:s text:c="4"/>= v</text:span></text:p>
            <text:p text:style-name="P5"><text:span text:style-name="T14">avalia (Add e1 e2) = (avalia e1) + (avalia e2)</text:span></text:p>
            <text:p text:style-name="P5"><text:span text:style-name="T14">avalia (Sub e1 e2) = (avalia e1) - (avalia e2)</text:span></text:p>
            <text:p text:style-name="P5"><text:span text:style-name="T13">avalia (Var id) <text:s text:c="3"/>= consulta id</text:span></text:p>
            <text:p text:style-name="P5"><text:span text:style-name="T14"/></text:p>
            <text:p text:style-name="P5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0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1" draw:text-style-name="P6" xml:id="id36" draw:id="id36" draw:layer="layout" svg:width="10.717cm" svg:height="7.404cm" svg:x="16.18cm" svg:y="12.591cm">
          <draw:text-box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Cmd Cmd</text:span></text:p>
            <text:p text:style-name="P5"><text:span text:style-name="T14"><text:s text:c="9"/></text:span><text:span text:style-name="T14">| Cnd Exp Cmd Cmd</text:span></text:p>
            <text:p text:style-name="P5"><text:span text:style-name="T14"><text:s text:c="9"/></text:span><text:span text:style-name="T14">| Rep Exp Cmd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c1 = Seq [ Atr “x” (Num 10),</text:span></text:p>
            <text:p text:style-name="P5"><text:span text:style-name="T14"><text:s text:c="11"/></text:span><text:span text:style-name="T14">Atr “y” (Var “x”) ]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Mem -&gt; Cmd -&gt; Mem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a memória (ambiente)?</text:span></text:p>
                  </text:list-item>
                </text:list>
              </text:list-item>
            </text:list>
          </draw:text-box>
        </draw:frame>
        <draw:frame presentation:style-name="pr12" draw:text-style-name="P6" xml:id="id44" draw:id="id44" draw:layer="layout" svg:width="12.37cm" svg:height="3.911cm" svg:x="1.143cm" svg:y="16.143cm">
          <draw:text-box>
            <text:p text:style-name="P5"><text:span text:style-name="T6">c1 = Seq [ Atr “x” (Num 10),</text:span></text:p>
            <text:p text:style-name="P5"><text:span text:style-name="T22"><text:s text:c="11"/></text:span><text:span text:style-name="T6">Atr “x” (Num 20),</text:span></text:p>
            <text:p text:style-name="P5"><text:span text:style-name="T6"><text:s text:c="11"/></text:span><text:span text:style-name="T6">Atr “y” (Var “x”) ]</text:span></text:p>
            <text:p text:style-name="P5"><text:span text:style-name="T15"/></text:p>
            <text:p text:style-name="P5"><text:span text:style-name="T7">main</text:span><text:span text:style-name="T6"> = avaliaCmd ??? c1 -&gt; ???</text:span></text:p>
          </draw:text-box>
        </draw:frame>
        <draw:frame presentation:style-name="pr13" draw:text-style-name="P6" xml:id="id45" draw:id="id45" draw:layer="layout" svg:width="12.37cm" svg:height="3.852cm" svg:x="14.643cm" svg:y="16.202cm">
          <draw:text-box>
            <text:p text:style-name="P5"><text:span text:style-name="T6">c2 = Atr “x”</text:span></text:p>
            <text:p text:style-name="P5"><text:span text:style-name="T6"><text:s text:c="7"/></text:span><text:span text:style-name="T6">(Add (Var “x”) (Num 1)</text:span></text:p>
            <text:p text:style-name="P5"><text:span text:style-name="T15"/></text:p>
            <text:p text:style-name="P5"><text:span text:style-name="T7">main</text:span><text:span text:style-name="T6"> = avaliaCmd ??? c2 -&gt; 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ória (Ambiente)</text:p>
          </draw:text-box>
        </draw:frame>
        <draw:frame presentation:style-name="pr14" draw:layer="layout" svg:width="25.199cm" svg:height="15.49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0">type Mem = [(String,Int)]</text:span></text:p>
                <text:list>
                  <text:list-item>
                    <text:p xml:id="id48" text:id="id48"><text:span text:style-name="T23">Associa um identificador a um valor inteiro</text:span></text:p>
                  </text:list-item>
                  <text:list-item>
                    <text:p xml:id="id49" text:id="id49"><text:span text:style-name="T23">O valor mais recente é adicionado no início</text:span></text:p>
                    <text:p><text:span text:style-name="T24"/></text:p>
                  </text:list-item>
                </text:list>
                <text:p xml:id="id51" text:id="id51"><text:span text:style-name="T25">Cmd <text:s text:c="4"/>Mem</text:span></text:p>
                <text:p xml:id="id52" text:id="id52"><text:span text:style-name="T25"><text:s text:c="8"/></text:span><text:span text:style-name="T25">[]</text:span></text:p>
                <text:p xml:id="id53" text:id="id53"><text:span text:style-name="T25">x = 10</text:span></text:p>
                <text:p xml:id="id54" text:id="id54"><text:span text:style-name="T25"><text:s text:c="8"/></text:span><text:span text:style-name="T25">[(“x”,10)]</text:span></text:p>
                <text:p xml:id="id55" text:id="id55"><text:span text:style-name="T25">x = 20</text:span></text:p>
                <text:p xml:id="id56" text:id="id56"><text:span text:style-name="T25"><text:s text:c="8"/></text:span><text:span text:style-name="T25">[(“x”,20),(“x”,10)]</text:span></text:p>
                <text:p xml:id="id57" text:id="id57"><text:span text:style-name="T25">y = x</text:span></text:p>
                <text:p xml:id="id58" text:id="id58"><text:span text:style-name="T25"><text:s text:c="8"/></text:span><text:span text:style-name="T25">[(“y”,20),(“x”,20),(“x”,10)]</text:span></text:p>
              </text:list-item>
            </text:list>
          </draw:text-box>
        </draw:frame>
        <draw:frame presentation:style-name="pr15" draw:text-style-name="P6" xml:id="id50" draw:id="id50" draw:layer="layout" svg:width="12.723cm" svg:height="5.158cm" svg:x="14.774cm" svg:y="10.285cm">
          <draw:text-box>
            <text:p text:style-name="P5"><text:span text:style-name="T6">type Mem = [(String,Int)]</text:span></text:p>
            <text:p text:style-name="P5"><text:span text:style-name="T6"/></text:p>
            <text:p text:style-name="P5"><text:span text:style-name="T6">prog = Seq [ Atr “x” (Num 10),</text:span></text:p>
            <text:p text:style-name="P5"><text:span text:style-name="T22"><text:s text:c="13"/></text:span><text:span text:style-name="T6">Atr “x” (Num 20),</text:span></text:p>
            <text:p text:style-name="P5"><text:span text:style-name="T6"><text:s text:c="13"/></text:span><text:span text:style-name="T6">Atr “y” (Var “x”) ]</text:span></text:p>
            <text:p text:style-name="P5"><text:span text:style-name="T15"/></text:p>
            <text:p text:style-name="P5"><text:span text:style-name="T6">mem = avaliaCmd []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ória (Ambiente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9">Como manipular a memória?</text:span></text:p>
                <text:list>
                  <text:list-item>
                    <text:p xml:id="id60" text:id="id60"><text:span text:style-name="T26">consulta :: Mem -&gt; String -&gt; Int</text:span></text:p>
                  </text:list-item>
                  <text:list-item>
                    <text:p xml:id="id61" text:id="id61"><text:span text:style-name="T26">escreve <text:s/>:: Mem -&gt; String -&gt; Int -&gt; Mem</text:span>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0.459cm" svg:height="8.963cm" svg:x="3.448cm" svg:y="10.117cm">
          <draw:text-box>
            <text:p xml:id="id62" text:id="id62" text:style-name="P5"><text:span text:style-name="T27">type</text:span><text:span text:style-name="T28"> Mem = [(</text:span><text:span text:style-name="T27">String</text:span><text:span text:style-name="T28">,</text:span><text:span text:style-name="T27">Int</text:span><text:span text:style-name="T28">)]</text:span></text:p>
            <text:p text:style-name="P5"><text:span text:style-name="T13"/></text:p>
            <text:p xml:id="id63" text:id="id63" text:style-name="P5"><text:span text:style-name="T29">consulta :: Mem -&gt; </text:span><text:span text:style-name="T30">String</text:span><text:span text:style-name="T29"> -&gt; </text:span><text:span text:style-name="T30">Int</text:span></text:p>
            <text:p xml:id="id70" text:id="id70" text:style-name="P5"><text:span text:style-name="T29">consulta [] <text:s text:c="10"/>id = 0</text:span></text:p>
            <text:p xml:id="id66" text:id="id66" text:style-name="P5"><text:span text:style-name="T29">consulta ((id’,v’):l) id = </text:span><text:span text:style-name="T30">if</text:span><text:span text:style-name="T29"> id == id’ </text:span><text:span text:style-name="T30">then</text:span></text:p>
            <text:p xml:id="id67" text:id="id67" text:style-name="P5"><text:span text:style-name="T29"><text:s text:c="29"/></text:span><text:span text:style-name="T29">v’</text:span></text:p>
            <text:p xml:id="id68" text:id="id68" text:style-name="P5"><text:span text:style-name="T29"><text:s text:c="27"/></text:span><text:span text:style-name="T30">else</text:span></text:p>
            <text:p xml:id="id69" text:id="id69" text:style-name="P5"><text:span text:style-name="T29"><text:s text:c="29"/></text:span><text:span text:style-name="T29">consulta l id</text:span></text:p>
            <text:p text:style-name="P5"><text:span text:style-name="T14"/></text:p>
            <text:p xml:id="id64" text:id="id64" text:style-name="P5"><text:span text:style-name="T29">escreve :: Mem -&gt; </text:span><text:span text:style-name="T30">String</text:span><text:span text:style-name="T29"> -&gt; </text:span><text:span text:style-name="T30">Int</text:span><text:span text:style-name="T29"> -&gt; Mem</text:span></text:p>
            <text:p xml:id="id65" text:id="id65" text:style-name="P5"><text:span text:style-name="T29">escreve mem id v = (id,v):m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a memória?</text:span></text:p>
                <text:list>
                  <text:list-item>
                    <text:p><text:span text:style-name="T20">avaliaCmd :: Mem -&gt; Cmd -&gt; Mem</text:span></text:p>
                  </text:list-item>
                </text:list>
              </text:list-item>
            </text:list>
          </draw:text-box>
        </draw:frame>
        <draw:frame presentation:style-name="pr17" draw:text-style-name="P6" draw:layer="layout" svg:width="20.459cm" svg:height="10.698cm" svg:x="3.448cm" svg:y="8.764cm">
          <draw:text-box>
            <text:p xml:id="id71" text:id="id71" text:style-name="P5"><text:span text:style-name="T7">type</text:span><text:span text:style-name="T6"> Mem = [(String,Int)]</text:span></text:p>
            <text:p xml:id="id72" text:id="id72" text:style-name="P5"><text:span text:style-name="T6">consulta :: Mem -&gt; String -&gt; Int</text:span></text:p>
            <text:p xml:id="id73" text:id="id73" text:style-name="P5"><text:span text:style-name="T6">escreve <text:s/>:: Mem -&gt; String -&gt; Int -&gt; Mem</text:span></text:p>
            <text:p text:style-name="P5"><text:span text:style-name="T13"/></text:p>
            <text:p xml:id="id74" text:id="id74" text:style-name="P5"><text:span text:style-name="T13">data</text:span><text:span text:style-name="T14"> Cmd = Atr String Exp</text:span></text:p>
            <text:p xml:id="id75" text:id="id75" text:style-name="P5"><text:span text:style-name="T14"><text:s text:c="9"/></text:span><text:span text:style-name="T14">| Seq Cmd Cmd</text:span></text:p>
            <text:p text:style-name="P5"><text:span text:style-name="T14"/></text:p>
            <text:p xml:id="id76" text:id="id76" text:style-name="P5"><text:span text:style-name="T14">avaliaCmd :: Mem -&gt; Cmd -&gt; Mem</text:span></text:p>
            <text:p xml:id="id80" text:id="id80" text:style-name="P5"><text:span text:style-name="T14">avaliaCmd mem (Atr id exp) =</text:span></text:p>
            <text:p xml:id="id82" text:id="id82" text:style-name="P5"><text:span text:style-name="T14"><text:s text:c="29"/></text:span><text:span text:style-name="T14">escreve mem id v </text:span><text:span text:style-name="T13">where</text:span></text:p>
            <text:p xml:id="id83" text:id="id83" text:style-name="P5"><text:span text:style-name="T14"><text:s text:c="31"/></text:span><text:span text:style-name="T14">v = avaliaExp mem exp</text:span></text:p>
            <text:p xml:id="id81" text:id="id81" text:style-name="P5"><text:span text:style-name="T14">avaliaCmd mem (Seq c1 c2) <text:s/>=</text:span></text:p>
            <text:p xml:id="id84" text:id="id84" text:style-name="P5"><text:span text:style-name="T14"><text:s text:c="29"/></text:span><text:span text:style-name="T14">avaliaCmd mem’ c2 </text:span><text:span text:style-name="T13">where</text:span></text:p>
            <text:p xml:id="id85" text:id="id85" text:style-name="P5"><text:span text:style-name="T14"><text:s text:c="31"/></text:span><text:span text:style-name="T14">mem’ = avaliaCmd mem c1</text:span></text:p>
            <text:p text:style-name="P5"><text:span text:style-name="T14"/></text:p>
            <text:p xml:id="id77" text:id="id77" text:style-name="P5"><text:span text:style-name="T14">avaliaExp :: Mem -&gt; Exp -&gt; Int</text:span></text:p>
            <text:p xml:id="id78" text:id="id78" text:style-name="P5"><text:span text:style-name="T14">...</text:span></text:p>
            <text:p xml:id="id79" text:id="id79" text:style-name="P5"><text:span text:style-name="T14">avaliaExp mem (Var id) = consulta mem i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8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9">Condicional</text:span></text:p>
              </text:list-item>
            </text:list>
          </draw:text-box>
        </draw:frame>
        <draw:frame presentation:style-name="pr17" draw:text-style-name="P6" draw:layer="layout" svg:width="23.748cm" svg:height="10.698cm" svg:x="3.448cm" svg:y="8.064cm">
          <draw:text-box>
            <text:p text:style-name="P5"><text:span text:style-name="T13">type</text:span><text:span text:style-name="T14"> Mem = [(String,Int)]</text:span></text:p>
            <text:p text:style-name="P5"><text:span text:style-name="T13"/></text:p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Cmd Cmd</text:span></text:p>
            <text:p text:style-name="P5"><text:span text:style-name="T14"><text:s text:c="9"/></text:span><text:span text:style-name="T14">| Cnd Exp Cmd Cmd</text:span></text:p>
            <text:p text:style-name="P5"><text:span text:style-name="T14"/></text:p>
            <text:p text:style-name="P5"><text:span text:style-name="T14">avaliaExp :: Mem -&gt; Exp -&gt; Int</text:span></text:p>
            <text:p text:style-name="P5"><text:span text:style-name="T14">...</text:span></text:p>
            <text:p text:style-name="P5"><text:span text:style-name="T14"/></text:p>
            <text:p text:style-name="P5"><text:span text:style-name="T14">avaliaCmd :: Mem -&gt; Cmd -&gt; Mem</text:span></text:p>
            <text:p text:style-name="P5"><text:span text:style-name="T14">avaliaCmd mem (Atr id exp) <text:s text:c="3"/>= ...</text:span></text:p>
            <text:p text:style-name="P5"><text:span text:style-name="T14">avaliaCmd mem (Seq c1 c2) <text:s text:c="4"/>= avaliaCmd mem’ c2</text:span></text:p>
            <text:p text:style-name="P5"><text:span text:style-name="T14"><text:s text:c="32"/></text:span><text:span text:style-name="T13">where</text:span><text:span text:style-name="T14"> mem’ = avaliaCmd mem c1</text:span></text:p>
            <text:p xml:id="id86" text:id="id86" text:style-name="P5"><text:span text:style-name="T14">avaliaCmd mem (Cnd exp c1 c2) =</text:span></text:p>
            <text:p xml:id="id87" text:id="id87" text:style-name="P5"><text:span text:style-name="T14"><text:s text:c="32"/></text:span><text:span text:style-name="T13">if</text:span><text:span text:style-name="T14"> (avaliaExp mem exp) /= 0 </text:span><text:span text:style-name="T13">then</text:span></text:p>
            <text:p xml:id="id88" text:id="id88" text:style-name="P5"><text:span text:style-name="T14"><text:s text:c="34"/></text:span><text:span text:style-name="T14">avaliaCmd mem c1</text:span></text:p>
            <text:p xml:id="id89" text:id="id89" text:style-name="P5"><text:span text:style-name="T14"><text:s text:c="32"/></text:span><text:span text:style-name="T13">else</text:span></text:p>
            <text:p xml:id="id90" text:id="id90" text:style-name="P5"><text:span text:style-name="T14"><text:s text:c="34"/></text:span><text:span text:style-name="T14">avaliaCmd mem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91" text:id="id91">Nem todo programa com sintaxe ok é válido:</text:p>
                <text:list>
                  <text:list-item>
                    <text:p xml:id="id92" text:id="id92"><text:span text:style-name="T31">“</text:span><text:span text:style-name="T31">ola” + 10; <text:s text:c="2"/>// tipos incompatíveis</text:span></text:p>
                  </text:list-item>
                  <text:list-item>
                    <text:p xml:id="id93" text:id="id93"><text:span text:style-name="T31">x = a + b; <text:s text:c="3"/>// var não declarada</text:span></text:p>
                  </text:list-item>
                  <text:list-item>
                    <text:p xml:id="id94" text:id="id94"><text:span text:style-name="T31">strlen(s,10); // param inexist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Linguagem com declaração de variáveis:</text:p>
                <text:list>
                  <text:list-item>
                    <text:p xml:id="id98" text:id="id98"><text:span text:style-name="T32">verificaCmd :: Cmd -&gt; Bool</text:span></text:p>
                  </text:list-item>
                  <text:list-item>
                    <text:p xml:id="id99" text:id="id99"><text:span text:style-name="T18">verificaCmd :: [String] -&gt; Cmd -&gt; ([String],Bool)</text:span></text:p>
                  </text:list-item>
                </text:list>
              </text:list-item>
            </text:list>
          </draw:text-box>
        </draw:frame>
        <draw:frame presentation:style-name="pr19" draw:text-style-name="P6" xml:id="id96" draw:id="id96" draw:layer="layout" svg:width="12.12cm" svg:height="2.96cm" svg:x="1.109cm" svg:y="12.613cm">
          <draw:text-box>
            <text:p text:style-name="P5"><text:span text:style-name="T30">data</text:span><text:span text:style-name="T29"> Cmd = Atr String Exp</text:span></text:p>
            <text:p text:style-name="P5"><text:span text:style-name="T29"><text:s text:c="9"/></text:span><text:span text:style-name="T29">| Seq [Cmd]</text:span></text:p>
            <text:p text:style-name="P5"><text:span text:style-name="T30"><text:s text:c="9"/></text:span><text:span text:style-name="T30">| Dcl String</text:span></text:p>
          </draw:text-box>
        </draw:frame>
        <draw:frame presentation:style-name="pr20" draw:text-style-name="P6" xml:id="id97" draw:id="id97" draw:layer="layout" svg:width="12.12cm" svg:height="2.928cm" svg:x="14.509cm" svg:y="12.647cm">
          <draw:text-box>
            <text:p text:style-name="P5"><text:span text:style-name="T29">c1 = Atr “x” (Num 1)</text:span></text:p>
            <text:p text:style-name="P5"><text:span text:style-name="T29">c2 = Seq (Dcl “x”)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32">avaliaCmd :: Cmd -&gt; Amb -&gt; Amb</text:span></text:p>
                  </text:list-item>
                  <text:list-item>
                    <text:p><text:span text:style-name="T32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21" draw:text-style-name="P6" draw:layer="layout" svg:width="17.577cm" svg:height="6.899cm" svg:x="3.557cm" svg:y="10.785cm">
          <draw:text-box>
            <text:p text:style-name="P5"><text:span text:style-name="T29">amb0 :: Amb</text:span></text:p>
            <text:p text:style-name="P5"><text:span text:style-name="T29">amb0 id = 0</text:span></text:p>
            <text:p text:style-name="P5"><text:span text:style-name="T6"/></text:p>
            <text:p text:style-name="P5"><text:span text:style-name="T29">c0 = Atr “x”</text:span></text:p>
            <text:p text:style-name="P5"><text:span text:style-name="T29"><text:s text:c="7"/></text:span><text:span text:style-name="T29">(Add (Var “x”) (Num 1)</text:span></text:p>
            <text:p text:style-name="P5"><text:span text:style-name="T15"/></text:p>
            <text:p text:style-name="P5"><text:span text:style-name="T29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33">Expressões</text:span></text:p>
          </draw:text-box>
        </draw:frame>
        <draw:frame presentation:style-name="pr4" draw:text-style-name="P13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00" text:id="id100"><text:span text:style-name="T34">Criar um iterpretador para uma linguagem simples</text:span></text:p>
                <text:list>
                  <text:list-item>
                    <text:p xml:id="id101" text:id="id101"><text:span text:style-name="T35">expressões</text:span></text:p>
                    <text:list>
                      <text:list-item>
                        <text:p xml:id="id102" text:id="id102"><text:span text:style-name="T36">constantes, variáveis, aritméticas</text:span></text:p>
                      </text:list-item>
                    </text:list>
                  </text:list-item>
                  <text:list-item>
                    <text:p xml:id="id103" text:id="id103"><text:span text:style-name="T35">comandos</text:span></text:p>
                    <text:list>
                      <text:list-item>
                        <text:p xml:id="id104" text:id="id104"><text:span text:style-name="T36">atribuição, sequência, condicional, while</text:span></text:p>
                      </text:list-item>
                    </text:list>
                  </text:list-item>
                  <text:list-item>
                    <text:p xml:id="id106" text:id="id106"><text:span text:style-name="T35">o resultado do programa é o conteúdo da variável </text:span><text:span text:style-name="T37">ret</text:span></text:p>
                  </text:list-item>
                  <text:list-item>
                    <text:p xml:id="id108" text:id="id108"><text:span text:style-name="T35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2" draw:text-style-name="P14" xml:id="id105" draw:id="id105" draw:layer="layout" svg:width="16.471cm" svg:height="4.416cm" svg:x="0.88cm" svg:y="15.997cm">
          <draw:text-box>
            <text:p text:style-name="P5"><text:span text:style-name="T38">(Seq</text:span></text:p>
            <text:p text:style-name="P5"><text:span text:style-name="T38"><text:s text:c="4"/></text:span><text:span text:style-name="T38">(Attr "x" (Add (Num 11) (Num 9)))</text:span></text:p>
            <text:p text:style-name="P5"><text:span text:style-name="T38"><text:s text:c="4"/></text:span><text:span text:style-name="T38">(If (Var "x")</text:span></text:p>
            <text:p text:style-name="P5"><text:span text:style-name="T38"><text:s text:c="8"/></text:span><text:span text:style-name="T38">(Attr "ret" (Var "x"))</text:span></text:p>
            <text:p text:style-name="P5"><text:span text:style-name="T38"><text:s text:c="8"/></text:span><text:span text:style-name="T38">(Attr "ret" (Num 100))))</text:span></text:p>
          </draw:text-box>
        </draw:frame>
        <draw:frame presentation:style-name="pr22" draw:text-style-name="P16" xml:id="id107" draw:id="id107" draw:layer="layout" svg:width="4.118cm" svg:height="4.416cm" svg:x="21.181cm" svg:y="15.997cm">
          <draw:text-box>
            <text:p text:style-name="P15"><text:span text:style-name="T39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78</meta:editing-cycles>
    <meta:editing-duration>P61DT21H29M8S</meta:editing-duration>
    <meta:initial-creator>chico </meta:initial-creator>
    <dc:date>2019-10-21T07:58:57.023155350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